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Condensed-Bold" svg:font-family="RobotoCondensed-Bold"/>
    <style:font-face style:name="RobotoCondensed-Regular" svg:font-family="RobotoCondensed-Regular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RobotoCondensed-Regular" style:font-size-asian="12pt" style:font-name-complex="RobotoCondensed-Regular" style:font-size-complex="12pt"/>
    </style:style>
    <style:style style:name="P2" style:family="paragraph" style:parent-style-name="Standard">
      <style:paragraph-properties style:text-autospace="none"/>
      <style:text-properties style:font-name="Times New Roman" fo:font-size="12pt" style:font-name-asian="RobotoCondensed-Regular" style:font-size-asian="12pt" style:font-name-complex="RobotoCondensed-Regular" style:font-size-complex="12pt"/>
    </style:style>
    <style:style style:name="P3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name-asian="RobotoCondensed-Bold" style:font-size-asian="12pt" style:font-weight-asian="normal" style:font-name-complex="RobotoCondensed-Bold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RobotoCondensed-Regular" style:font-size-asian="12pt" style:font-name-complex="RobotoCondensed-Regular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size="12pt" style:font-name-asian="RobotoCondensed-Regular" style:font-size-asian="12pt" style:font-name-complex="RobotoCondensed-Regular" style:font-size-complex="12pt"/>
    </style:style>
    <style:style style:name="T1" style:family="text">
      <style:text-properties style:font-name-asian="RobotoCondensed-Regular" style:font-name-complex="RobotoCondensed-Regular"/>
    </style:style>
    <style:style style:name="T2" style:family="text">
      <style:text-properties style:font-name-asian="ArialMT" style:font-name-complex="ArialMT"/>
    </style:style>
    <style:style style:name="T3" style:family="text">
      <style:text-properties fo:font-weight="bold" style:font-name-asian="RobotoCondensed-Bold" style:font-weight-asian="bold" style:font-name-complex="RobotoCondensed-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loc de compétences 1 : Piloter la conduite d’un projet data</text:p>
      <text:p text:style-name="P4">E2. Mise en situation (C1, C2, C3, C4, C6)</text:p>
      <text:p text:style-name="P1">L’évaluation doit se faire dans un contexte de projet data réel ou fictif d’une organisation et des éléments de preuves de la réalisation du projet.</text:p>
      <text:p text:style-name="P2">La mise en situation a pour but de confronter le ou la candidat/e à un besoin data rencontré par une</text:p>
      <text:p text:style-name="P1">organisation à laquelle il ou elle devra répondre dans son intégralité. Selon la situation choisie, cette</text:p>
      <text:p text:style-name="P1">évaluation pourra intégrer les éléments d'infrastructure technique associés (fusion alors avec E6) ou se limiter à la dimension de pilotage du projet.</text:p>
      <text:p text:style-name="P1">Le/la candidat(e) doit :</text:p>
      <text:p text:style-name="P1"><text:span text:style-name="T2">● </text:span>rédiger une note de synthèse sur la compréhension du besoin data ;</text:p>
      <text:p text:style-name="P1"><text:span text:style-name="T2">● </text:span>formaliser l’avant-projet dans un support adapté ;</text:p>
      <text:p text:style-name="P1"><text:span text:style-name="T2">● </text:span>produire une topographie des données disponibles et nécessaires au projet data ;</text:p>
      <text:p text:style-name="P1"><text:span text:style-name="T2">● </text:span>mener l’étude technique d’architecture du projet data ;</text:p>
      <text:p text:style-name="P1"><text:span text:style-name="T2">● </text:span>rédiger un bilan opérationnel et financier du projet ;</text:p>
      <text:p text:style-name="P1"><text:span text:style-name="T2">● </text:span>synthétiser un retour d’expérience sur les problèmes rencontrés et arbitrages menés tout au long du projet ;</text:p>
      <text:p text:style-name="P1"><text:span text:style-name="T2">● </text:span>communiquer un bulletin d’informations sur une thématique technique du projet rendant compte du travail de veille réalisé.</text:p>
      <text:p text:style-name="P1">Livrable : rapport professionnel individuel</text:p>
      <text:p text:style-name="P1">Évaluation :</text:p>
      <text:p text:style-name="P1">- Correction du rapport professionnel</text:p>
      <text:p text:style-name="P2">- Soutenance orale individuelle</text:p>
      <text:p text:style-name="P2"/>
      <text:p text:style-name="P3"><text:span text:style-name="T3">C2. Cartographier les données disponibles </text:span><text:span text:style-name="T1">en référençant les usages, les sources, les métadonnées et les données, afin de valider les hypothèses techniques du projet data</text:span></text:p>
      <text:p text:style-name="P2">Critères :</text:p>
      <text:p text:style-name="P2">La topographie des données est complète, respectant la structuration suivante en quatre parties :</text:p>
      <text:p text:style-name="P1">- La sémantique : les métadonnées des données et les objets métier propres à l’organisation dans un glossaire métier.</text:p>
      <text:p text:style-name="P1">- Les modèles de données : la façon dont les données sont modélisées et stockées dans les différents systèmes (structurées, semi structurées ou non structurées).</text:p>
      <text:p text:style-name="P1">- les traitements et les flux de données : les informations importantes sur les méthodes de transformation, de manipulation et de traitement des données à travers les différents SI de l’organisation.</text:p>
      <text:p text:style-name="P1">- la mise à disposition, les accès et les conditions d’utilisation</text:p>
      <text:p text:style-name="P2">des données.</text:p>
      <text:p text:style-name="P2"/>
      <text:p text:style-name="P3"><text:span text:style-name="T3">C3. Concevoir un cadre technique d’exploitation des données </text:span><text:span text:style-name="T1">en analysant les contraintes techniques, de moyens et la cartographie des données afin de définir une réponse technique</text:span></text:p>
      <text:p text:style-name="P1">adaptée aux ressources mobilisables dans le respect du RGPD et d’une démarche éco-responsable.</text:p>
      <text:p text:style-name="P1">Critères :</text:p>
      <text:p text:style-name="P2">L’étude technique rend compte de l’ensemble des éléments suivants :</text:p>
      <text:p text:style-name="P2">- L’analyse fonctionnelle : Que fait le système décrit ? Quelles sont les contraintes métiers qui auront un impact sur l’architecture ?</text:p>
      <text:p text:style-name="P1">- Les besoins non-fonctionnels (outils et contraintes techniques)</text:p>
      <text:p text:style-name="P1">- La représentation fonctionnelle</text:p>
      <text:p text:style-name="P1">- La représentation applicative</text:p>
      <text:p text:style-name="P1">- La représentation d’infrastructure</text:p>
      <text:p text:style-name="P1">- La représentation opérationnelle</text:p>
      <text:p text:style-name="P1">- Les décisions d’architecture : documentation des choix techniques effectués</text:p>
      <text:p text:style-name="P1">- Les processus de mise en conformité RGPD (registre des données personnelles, traitements des tris et suppression, etc.)</text:p>
      <text:p text:style-name="P1"><text:soft-page-break/>- La stratégie d’éco-responsabilité selon le référentiel général d’éco-conception des services numériques du gouvernement1</text:p>
      <text:p text:style-name="P1">- Les risques et les coûts</text:p>
      <text:p text:style-name="P1">Les choix techniques d’architecture prennent en compte et respectent les objectifs du projet data les moyens mobilisables.</text:p>
      <text:p text:style-name="P1">L’accessibilité des livrables du projet est anticipée et des solutions d'adaptation de poste de travail sont proposées quand cela est nécessaire.</text:p>
      <text:p text:style-name="P1">La représentation applicative contient une matrice des flux.</text:p>
      <text:p text:style-name="P1">La matrice des flux permet la qualification des flux de données concernées par le projet.</text:p>
      <text:p text:style-name="P1">Les choix dans l’étude technique d’architecture s'appuient sur les ressources techniques et matériels du SI directement mobilisables pour le projet.</text:p>
      <text:p text:style-name="P2">Le choix des éventuels prestataires techniques intègre le paramètre d’adoption d’une démarche d’éco-responsabilité chez le ou les prestataires,</text:p>
      <text:p text:style-name="P1">Le choix des outils et services techniques concourent au respect de la stratégie d’éco-conception du projet</text:p>
      <text:p text:style-name="P1">L‘étude techniques d’architectures définit et illustre les processus nécessaires à implémenter lors de la réalisation du projet pour la conformité avec le RGPD</text:p>
      <text:p text:style-name="P1">Les processus de conformité définis par l’étude technique d’architecture sont conformes au RGP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Condensed-Bold" svg:font-family="RobotoCondensed-Bold"/>
    <style:font-face style:name="RobotoCondensed-Regular" svg:font-family="RobotoCondensed-Regular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1-29T15:55:04.72</meta:creation-date>
    <meta:generator>OpenOffice/4.1.15$Win32 OpenOffice.org_project/4115m2$Build-9813</meta:generator>
    <dc:date>2025-02-20T15:55:47.98</dc:date>
    <dc:creator>Stéphanie Parcollet</dc:creator>
    <meta:document-statistic meta:table-count="0" meta:image-count="0" meta:object-count="0" meta:page-count="2" meta:paragraph-count="49" meta:word-count="637" meta:character-count="4231"/>
    <meta:editing-duration>PT15M22S</meta:editing-duration>
    <meta:editing-cycles>1</meta:editing-cycles>
  </office:meta>
</office:document-meta>
</file>